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1" style:family="table">
      <style:table-properties style:width="8.308cm" table:align="left"/>
    </style:style>
    <style:style style:name="Taula1.A" style:family="table-column">
      <style:table-column-properties style:column-width="3.704cm"/>
    </style:style>
    <style:style style:name="Taula1.B" style:family="table-column">
      <style:table-column-properties style:column-width="4.604cm"/>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Taula2" style:family="table">
      <style:table-properties style:width="17cm" table:align="margins"/>
    </style:style>
    <style:style style:name="Taula2.A" style:family="table-column">
      <style:table-column-properties style:column-width="4.251cm" style:rel-column-width="16384*"/>
    </style:style>
    <style:style style:name="Taula2.D" style:family="table-column">
      <style:table-column-properties style:column-width="4.249cm" style:rel-column-width="16383*"/>
    </style:style>
    <style:style style:name="Taula2.A1" style:family="table-cell">
      <style:table-cell-properties fo:padding="0.097cm" fo:border-left="0.05pt solid #000000" fo:border-right="none" fo:border-top="0.05pt solid #000000" fo:border-bottom="0.05pt solid #000000"/>
    </style:style>
    <style:style style:name="Taula2.D1" style:family="table-cell">
      <style:table-cell-properties fo:padding="0.097cm" fo:border="0.05pt solid #000000"/>
    </style:style>
    <style:style style:name="Taula2.A2" style:family="table-cell">
      <style:table-cell-properties fo:padding="0.097cm" fo:border-left="0.05pt solid #000000" fo:border-right="none" fo:border-top="none" fo:border-bottom="0.05pt solid #000000"/>
    </style:style>
    <style:style style:name="Taula2.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top="0cm" fo:margin-bottom="0.353cm" loext:contextual-spacing="false" fo:line-height="115%"/>
      <style:text-properties style:font-name="Calibri" fo:font-size="11pt" fo:language="ca" fo:country="ES"/>
    </style:style>
    <style:style style:name="P2" style:family="paragraph" style:parent-style-name="Text_20_body">
      <style:paragraph-properties fo:margin-top="0cm" fo:margin-bottom="0.353cm" loext:contextual-spacing="false" fo:line-height="115%"/>
      <style:text-properties fo:language="ca" fo:country="ES"/>
    </style:style>
    <style:style style:name="P3" style:family="paragraph" style:parent-style-name="Text_20_body">
      <style:paragraph-properties fo:margin-top="0cm" fo:margin-bottom="0.353cm" loext:contextual-spacing="false" fo:line-height="115%"/>
      <style:text-properties fo:language="ca" fo:country="ES" officeooo:rsid="00174494" officeooo:paragraph-rsid="00174494"/>
    </style:style>
    <style:style style:name="P4" style:family="paragraph" style:parent-style-name="Text_20_body">
      <style:paragraph-properties fo:margin-top="0cm" fo:margin-bottom="0.353cm" loext:contextual-spacing="false" fo:line-height="115%"/>
      <style:text-properties fo:language="ca" fo:country="ES" officeooo:rsid="0019ede4" officeooo:paragraph-rsid="0019ede4"/>
    </style:style>
    <style:style style:name="P5" style:family="paragraph" style:parent-style-name="Text_20_body">
      <style:paragraph-properties fo:margin-top="0cm" fo:margin-bottom="0.353cm" loext:contextual-spacing="false" fo:line-height="115%"/>
      <style:text-properties fo:language="ca" fo:country="ES" officeooo:rsid="001ec156" officeooo:paragraph-rsid="001ec156"/>
    </style:style>
    <style:style style:name="P6" style:family="paragraph" style:parent-style-name="Text_20_body">
      <style:paragraph-properties fo:margin-top="0cm" fo:margin-bottom="0.353cm" loext:contextual-spacing="false" fo:line-height="115%"/>
      <style:text-properties fo:language="ca" fo:country="ES" officeooo:rsid="00218bea" officeooo:paragraph-rsid="00218bea"/>
    </style:style>
    <style:style style:name="P7" style:family="paragraph" style:parent-style-name="Text_20_body">
      <style:paragraph-properties fo:margin-top="0cm" fo:margin-bottom="0.353cm" loext:contextual-spacing="false" fo:line-height="115%"/>
      <style:text-properties fo:language="ca" fo:country="ES" officeooo:rsid="0026cd63" officeooo:paragraph-rsid="0026cd63"/>
    </style:style>
    <style:style style:name="P8" style:family="paragraph" style:parent-style-name="Text_20_body">
      <style:paragraph-properties fo:margin-top="0cm" fo:margin-bottom="0.353cm" loext:contextual-spacing="false" fo:line-height="115%"/>
      <style:text-properties fo:language="ca" fo:country="ES" officeooo:rsid="00276b5d" officeooo:paragraph-rsid="00276b5d"/>
    </style:style>
    <style:style style:name="P9" style:family="paragraph" style:parent-style-name="Text_20_body">
      <style:paragraph-properties fo:margin-top="0cm" fo:margin-bottom="0.353cm" loext:contextual-spacing="false" fo:line-height="115%"/>
      <style:text-properties fo:language="ca" fo:country="ES" officeooo:rsid="002bc7fa" officeooo:paragraph-rsid="002bc7fa"/>
    </style:style>
    <style:style style:name="P10" style:family="paragraph" style:parent-style-name="Text_20_body">
      <style:paragraph-properties fo:margin-top="0cm" fo:margin-bottom="0.353cm" loext:contextual-spacing="false" fo:line-height="115%"/>
      <style:text-properties fo:language="ca" fo:country="ES" officeooo:rsid="002e6cbf" officeooo:paragraph-rsid="00345084"/>
    </style:style>
    <style:style style:name="P11" style:family="paragraph" style:parent-style-name="Text_20_body">
      <style:paragraph-properties fo:margin-top="0cm" fo:margin-bottom="0.353cm" loext:contextual-spacing="false" fo:line-height="115%"/>
      <style:text-properties fo:language="ca" fo:country="ES" officeooo:rsid="003a4105" officeooo:paragraph-rsid="003bf3dc"/>
    </style:style>
    <style:style style:name="P12" style:family="paragraph" style:parent-style-name="Text_20_body" style:list-style-name="L1">
      <style:paragraph-properties fo:margin-top="0cm" fo:margin-bottom="0.353cm" loext:contextual-spacing="false" fo:line-height="115%"/>
      <style:text-properties fo:language="ca" fo:country="ES" officeooo:rsid="003da850" officeooo:paragraph-rsid="003da850"/>
    </style:style>
    <style:style style:name="P13" style:family="paragraph" style:parent-style-name="Text_20_body">
      <style:paragraph-properties fo:margin-top="0cm" fo:margin-bottom="0.353cm" loext:contextual-spacing="false" fo:line-height="115%"/>
      <style:text-properties fo:language="ca" fo:country="ES" officeooo:rsid="003fc6a2" officeooo:paragraph-rsid="003fc6a2"/>
    </style:style>
    <style:style style:name="P14" style:family="paragraph" style:parent-style-name="Table_20_Contents">
      <style:paragraph-properties fo:text-align="center" style:justify-single-word="false"/>
      <style:text-properties style:use-window-font-color="true" fo:language="ca" fo:country="ES" officeooo:rsid="001fd391" officeooo:paragraph-rsid="001fd391" fo:background-color="transparent"/>
    </style:style>
    <style:style style:name="P15" style:family="paragraph" style:parent-style-name="Table_20_Contents">
      <style:paragraph-properties fo:text-align="center" style:justify-single-word="false"/>
      <style:text-properties fo:language="ca" fo:country="ES" officeooo:rsid="00174494" officeooo:paragraph-rsid="00174494"/>
    </style:style>
    <style:style style:name="P16" style:family="paragraph" style:parent-style-name="Table_20_Contents">
      <style:paragraph-properties fo:text-align="center" style:justify-single-word="false"/>
      <style:text-properties fo:language="ca" fo:country="ES"/>
    </style:style>
    <style:style style:name="P17" style:family="paragraph" style:parent-style-name="Table_20_Contents">
      <style:paragraph-properties fo:text-align="center" style:justify-single-word="false"/>
      <style:text-properties fo:language="ca" fo:country="ES" officeooo:rsid="001fd391" officeooo:paragraph-rsid="001fd391"/>
    </style:style>
    <style:style style:name="T1" style:family="text">
      <style:text-properties fo:color="#ff0000"/>
    </style:style>
    <style:style style:name="T2" style:family="text">
      <style:text-properties fo:color="#ff0000" style:font-name="Calibri" fo:font-size="11pt"/>
    </style:style>
    <style:style style:name="T3" style:family="text">
      <style:text-properties fo:color="#ff0000" style:font-name="Calibri" fo:font-size="11pt" officeooo:rsid="00345084"/>
    </style:style>
    <style:style style:name="T4" style:family="text">
      <style:text-properties style:font-name="Calibri" fo:font-size="11pt"/>
    </style:style>
    <style:style style:name="T5" style:family="text">
      <style:text-properties style:font-name="Calibri" fo:font-size="11pt" officeooo:rsid="00174494"/>
    </style:style>
    <style:style style:name="T6" style:family="text">
      <style:text-properties style:font-name="Calibri" fo:font-size="11pt" officeooo:rsid="001a922a"/>
    </style:style>
    <style:style style:name="T7" style:family="text">
      <style:text-properties style:font-name="Calibri" fo:font-size="11pt" officeooo:rsid="001c2b35"/>
    </style:style>
    <style:style style:name="T8" style:family="text">
      <style:text-properties style:font-name="Calibri" fo:font-size="11pt" officeooo:rsid="00218bea"/>
    </style:style>
    <style:style style:name="T9" style:family="text">
      <style:text-properties style:font-name="Calibri" fo:font-size="11pt" officeooo:rsid="00293fd1"/>
    </style:style>
    <style:style style:name="T10" style:family="text">
      <style:text-properties style:font-name="Calibri" fo:font-size="11pt" officeooo:rsid="002aee5a"/>
    </style:style>
    <style:style style:name="T11" style:family="text">
      <style:text-properties style:font-name="Calibri" fo:font-size="11pt" officeooo:rsid="002b6d65"/>
    </style:style>
    <style:style style:name="T12" style:family="text">
      <style:text-properties style:font-name="Calibri" fo:font-size="11pt" officeooo:rsid="002d7e14"/>
    </style:style>
    <style:style style:name="T13" style:family="text">
      <style:text-properties style:font-name="Calibri" fo:font-size="11pt" officeooo:rsid="00329f2b"/>
    </style:style>
    <style:style style:name="T14" style:family="text">
      <style:text-properties style:font-name="Calibri" fo:font-size="11pt" officeooo:rsid="00331d9a"/>
    </style:style>
    <style:style style:name="T15" style:family="text">
      <style:text-properties style:font-name="Calibri" fo:font-size="11pt" officeooo:rsid="0033668a"/>
    </style:style>
    <style:style style:name="T16" style:family="text">
      <style:text-properties style:font-name="Calibri" fo:font-size="11pt" officeooo:rsid="00345084"/>
    </style:style>
    <style:style style:name="T17" style:family="text">
      <style:text-properties style:font-name="Calibri" fo:font-size="11pt" officeooo:rsid="0035c093"/>
    </style:style>
    <style:style style:name="T18" style:family="text">
      <style:text-properties style:font-name="Calibri" fo:font-size="11pt" officeooo:rsid="003933e8"/>
    </style:style>
    <style:style style:name="T19" style:family="text">
      <style:text-properties style:font-name="Calibri" fo:font-size="11pt" officeooo:rsid="003a4105"/>
    </style:style>
    <style:style style:name="T20" style:family="text">
      <style:text-properties officeooo:rsid="00174494"/>
    </style:style>
    <style:style style:name="T21" style:family="text">
      <style:text-properties style:font-name="Liberation Serif1"/>
    </style:style>
    <style:style style:name="T22" style:family="text">
      <style:text-properties style:font-name="Liberation Serif1" officeooo:rsid="0017fe60" style:font-name-asian="Liberation Serif1" style:font-name-complex="Liberation Serif1"/>
    </style:style>
    <style:style style:name="T23" style:family="text">
      <style:text-properties style:font-name="Liberation Serif"/>
    </style:style>
    <style:style style:name="T24" style:family="text">
      <style:text-properties fo:color="#000000" style:font-name="Calibri" fo:font-size="11pt"/>
    </style:style>
    <style:style style:name="T25" style:family="text">
      <style:text-properties fo:color="#000000" style:font-name="Calibri" fo:font-size="11pt" officeooo:rsid="00345084"/>
    </style:style>
    <style:style style:name="T26" style:family="text">
      <style:text-properties fo:color="#000000" style:font-name="Calibri" fo:font-size="11pt" officeooo:rsid="003bf3dc"/>
    </style:style>
    <style:style style:name="T27" style:family="text">
      <style:text-properties fo:color="#000000" style:font-name="Calibri" fo:font-size="11pt" officeooo:rsid="0040fe07"/>
    </style:style>
    <text:list-style style:name="L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HT11: Aquest és un dels tres sensors que formaran part de l'estació meteorològica de la sonda. Aquest component, és capaç d'enregistrar i mesura la temperatura i l'humitat relativa a l'interior de la sonda. A l'hora de triar quin component comprar, és molt important escollir un sensor que s'adapti a les condicions a les quals la sonda estarà sotmesa durant tot el trajecte de vol, com són per exemple: les baixes temperatures, les quals poden assolir fins a -60 ºC i que són perfectament capaçes d'alterar el correcte funcionament del sensor, els contrastos d'humitat produïts alhora de travessar els núvols i les diferents capes de l'atmosfera i que poden crear curtcircuits i finalment, també cal que el sensor sigui de bona qualitat, de manera que pugui suportar el corrent que se li sotministra sense fer-se malbé, aquestes són algunes de les característiques que cal que tingui el sensor per tal de dur a terme la seva feina correctament.</text:p>
      <text:p text:style-name="P1">La temperatura és una de les variables més importants durant un vol d'aquestes característiques, sobretot per la variació interessant que es produeix a la tropopausa<text:span text:style-name="T1">*peu de pàgina*</text:span> i estratorfera, on la temperatura no baixa (com s'esperaria a la troposfera i al seu gradient tèrmic), sinó que es manté constant i després puja. Es mesuraran dues temperatures. La temperatura exterior, la qual és la més interessant ja que presentarà uns canvis de temperatura més pronunciats. La temperatura interior, on els canvis seràn més suaus degut a les diferents capes d'aïllant tèrmic.</text:p>
      <text:p text:style-name="P2"><text:span text:style-name="T4">Per mesurar la temperatura exterior, caldrà un sensor que sigui capaç de suportar temperatures extremes, de fins a -60 ºC, però malahuradament, no hi ha gaire sensors competibles amb Arduino que siguin capaços de suportar aquestes temperatures, de manera que el sensor triat ha estat el sensor submergible DS18B20, el qual té unes prestacions </text:span><text:span text:style-name="T5">molt bones</text:span><text:span text:style-name="T4">.</text:span></text:p>
      <text:p text:style-name="P3"><text:span text:style-name="T4">A continuació es mostren les característiques més importants del sensor DS18B20:</text:span></text:p>
      <table:table table:name="Taula1" table:style-name="Taula1">
        <table:table-column table:style-name="Taula1.A"/>
        <table:table-column table:style-name="Taula1.B"/>
        <table:table-row>
          <table:table-cell table:style-name="Taula1.A1" office:value-type="string">
            <text:p text:style-name="P15">Fabricant</text:p>
          </table:table-cell>
          <table:table-cell table:style-name="Taula1.B1" office:value-type="string">
            <text:p text:style-name="P16"/>
          </table:table-cell>
        </table:table-row>
        <table:table-row>
          <table:table-cell table:style-name="Taula1.A2" office:value-type="string">
            <text:p text:style-name="P15">Model</text:p>
          </table:table-cell>
          <table:table-cell table:style-name="Taula1.B2" office:value-type="string">
            <text:p text:style-name="P15">DS18B20 (submergible)</text:p>
          </table:table-cell>
        </table:table-row>
        <table:table-row>
          <table:table-cell table:style-name="Taula1.A2" office:value-type="string">
            <text:p text:style-name="P15">Rang de mesura</text:p>
          </table:table-cell>
          <table:table-cell table:style-name="Taula1.B2" office:value-type="string">
            <text:p text:style-name="P16">-<text:span text:style-name="T20">55 ºC a +125 ºC</text:span></text:p>
          </table:table-cell>
        </table:table-row>
        <table:table-row>
          <table:table-cell table:style-name="Taula1.A2" office:value-type="string">
            <text:p text:style-name="P15">Resolució</text:p>
          </table:table-cell>
          <table:table-cell table:style-name="Taula1.B2" office:value-type="string">
            <text:p text:style-name="P15">De 9 a 12 bits<text:span text:style-name="T2">*peu de pàgina*</text:span></text:p>
          </table:table-cell>
        </table:table-row>
        <table:table-row>
          <table:table-cell table:style-name="Taula1.A2" office:value-type="string">
            <text:p text:style-name="P15">Precisió</text:p>
          </table:table-cell>
          <table:table-cell table:style-name="Taula1.B2" office:value-type="string">
            <text:p text:style-name="P15"><text:span text:style-name="T21">±</text:span><text:span text:style-name="T23">0,5 ºC (de -10 ºC a +85 ºC)</text:span></text:p>
          </table:table-cell>
        </table:table-row>
        <table:table-row>
          <table:table-cell table:style-name="Taula1.A2" office:value-type="string">
            <text:p text:style-name="P15">Preu</text:p>
          </table:table-cell>
          <table:table-cell table:style-name="Taula1.B2" office:value-type="string">
            <text:p text:style-name="P15">4,50<text:span text:style-name="T22">€</text:span></text:p>
          </table:table-cell>
        </table:table-row>
      </table:table>
      <text:p text:style-name="P3"><text:span text:style-name="T4"/></text:p>
      <text:p text:style-name="P4"><text:span text:style-name="T6">Alhora de</text:span><text:span text:style-name="T4"> triar el sensor de temperatura interna, </text:span><text:span text:style-name="T6">aquest</text:span><text:span text:style-name="T4"> </text:span><text:span text:style-name="T6">no cal que suporti unes temperatures tant extremes ni que estigui aïllat ni cablejat ja que est</text:span><text:span text:style-name="T7">arà</text:span><text:span text:style-name="T6"> dins la caixa de la sonda </text:span><text:span text:style-name="T7">i no estarà sotmès a unes condicions tant dures</text:span><text:span text:style-name="T6">, això permet més flexibilitat a l’hora de poder triar-ne un ja que, </text:span><text:span text:style-name="T7">existeixen</text:span><text:span text:style-name="T6"> més marques que fabriquin sensors competibles amb l’Arduino i a un preu assequible, perquè un dels objectius d’aquest projecte és dur a terme el treball de la manera més econòmica possible. </text:span><text:span text:style-name="T7">S’estima que la temperatura interior mínima sigui del -15 ºC. Per tant, hi ha diversos sensors que ens poden ser útils.</text:span></text:p>
      <text:p text:style-name="P4"><text:span text:style-name="T7"/></text:p>
      <text:p text:style-name="P4"><text:span text:style-name="T7"/></text:p>
      <text:p text:style-name="P4"><text:span text:style-name="T7"/></text:p>
      <text:p text:style-name="P4"><text:span text:style-name="T7"/></text:p>
      <table:table table:name="Taula2" table:style-name="Taula2">
        <table:table-column table:style-name="Taula2.A" table:number-columns-repeated="3"/>
        <table:table-column table:style-name="Taula2.D"/>
        <text:soft-page-break/>
        <table:table-row>
          <table:table-cell table:style-name="Taula2.A1" office:value-type="string">
            <text:p text:style-name="P17">Sensor</text:p>
          </table:table-cell>
          <table:table-cell table:style-name="Taula2.A1" office:value-type="string">
            <text:p text:style-name="P17">Temperatura</text:p>
          </table:table-cell>
          <table:table-cell table:style-name="Taula2.A1" office:value-type="string">
            <text:p text:style-name="P17">Pressió</text:p>
          </table:table-cell>
          <table:table-cell table:style-name="Taula2.D1" office:value-type="string">
            <text:p text:style-name="P17">Humitat</text:p>
          </table:table-cell>
        </table:table-row>
        <table:table-row>
          <table:table-cell table:style-name="Taula2.A2" office:value-type="string">
            <text:p text:style-name="P17">DS18B20</text:p>
          </table:table-cell>
          <table:table-cell table:style-name="Taula2.A2" office:value-type="string">
            <text:p text:style-name="P14">SÍ</text:p>
          </table:table-cell>
          <table:table-cell table:style-name="Taula2.A2" office:value-type="string">
            <text:p text:style-name="P17">NO</text:p>
          </table:table-cell>
          <table:table-cell table:style-name="Taula2.D2" office:value-type="string">
            <text:p text:style-name="P17">NO</text:p>
          </table:table-cell>
        </table:table-row>
        <table:table-row>
          <table:table-cell table:style-name="Taula2.A2" office:value-type="string">
            <text:p text:style-name="P17">DHT11</text:p>
          </table:table-cell>
          <table:table-cell table:style-name="Taula2.A2" office:value-type="string">
            <text:p text:style-name="P14">SÍ</text:p>
          </table:table-cell>
          <table:table-cell table:style-name="Taula2.A2" office:value-type="string">
            <text:p text:style-name="P17">NO</text:p>
          </table:table-cell>
          <table:table-cell table:style-name="Taula2.D2" office:value-type="string">
            <text:p text:style-name="P17">SÍ</text:p>
          </table:table-cell>
        </table:table-row>
        <table:table-row>
          <table:table-cell table:style-name="Taula2.A2" office:value-type="string">
            <text:p text:style-name="P17">DHT22</text:p>
          </table:table-cell>
          <table:table-cell table:style-name="Taula2.A2" office:value-type="string">
            <text:p text:style-name="P14">SÍ</text:p>
          </table:table-cell>
          <table:table-cell table:style-name="Taula2.A2" office:value-type="string">
            <text:p text:style-name="P17">NO</text:p>
          </table:table-cell>
          <table:table-cell table:style-name="Taula2.D2" office:value-type="string">
            <text:p text:style-name="P17">SÍ</text:p>
          </table:table-cell>
        </table:table-row>
        <table:table-row>
          <table:table-cell table:style-name="Taula2.A2" office:value-type="string">
            <text:p text:style-name="P17">BMP180</text:p>
          </table:table-cell>
          <table:table-cell table:style-name="Taula2.A2" office:value-type="string">
            <text:p text:style-name="P14">SÍ</text:p>
          </table:table-cell>
          <table:table-cell table:style-name="Taula2.A2" office:value-type="string">
            <text:p text:style-name="P17">SÍ</text:p>
          </table:table-cell>
          <table:table-cell table:style-name="Taula2.D2" office:value-type="string">
            <text:p text:style-name="P17">NO</text:p>
          </table:table-cell>
        </table:table-row>
        <table:table-row>
          <table:table-cell table:style-name="Taula2.A2" office:value-type="string">
            <text:p text:style-name="P17">MAX6675</text:p>
          </table:table-cell>
          <table:table-cell table:style-name="Taula2.A2" office:value-type="string">
            <text:p text:style-name="P14">SÍ</text:p>
          </table:table-cell>
          <table:table-cell table:style-name="Taula2.A2" office:value-type="string">
            <text:p text:style-name="P17">NO</text:p>
          </table:table-cell>
          <table:table-cell table:style-name="Taula2.D2" office:value-type="string">
            <text:p text:style-name="P17">NO</text:p>
          </table:table-cell>
        </table:table-row>
      </table:table>
      <text:p text:style-name="P5"><text:span text:style-name="T7"/></text:p>
      <text:p text:style-name="P5"><text:span text:style-name="T7">A</text:span><text:span text:style-name="T4">l no trobar sensors que mesurin únicament la humitat de l’aire, s’ha preferit utilitzar un sensor que mesuri tant humitat com temperatura i així poder obtenir més dades sobre l’estratosfera. Així doncs, </text:span><text:span text:style-name="T8">e</text:span><text:span text:style-name="T9">l</text:span><text:span text:style-name="T8">s sensor BMP180 i el DS18B20 queden descartats.</text:span></text:p>
      <text:p text:style-name="P6"><text:span text:style-name="T4">A la següent taula es comparen algunes de les característiques de tots cinc sensors.</text:span></text:p>
      <text:p text:style-name="P7"><text:span text:style-name="T4">Taules, taules i més taules.</text:span></text:p>
      <text:p text:style-name="P7"><text:span text:style-name="T4">Fotos dels tres sensors.</text:span></text:p>
      <text:p text:style-name="P7"><text:span text:style-name="T4"/></text:p>
      <text:p text:style-name="P8"><text:span text:style-name="T4">Localizador GPS: És la part </text:span><text:span text:style-name="T10">més important de tot el treball, tota la resta del projecte no té sentit si no es recupera la sonda, per això, és necessari triar un mètode senzill, eficaç, però sobretot barat perquè hi ha certs mètodes que no ho són gaire </text:span><text:span text:style-name="T11">per a recuperar la sonda juntament amb la resta de parts.</text:span></text:p>
      <text:p text:style-name="P9"><text:span text:style-name="T10">P</text:span><text:span text:style-name="T4">rimer de tot cal introduir el concepte de GPS, part de la seva història i el seu funcionament. La paraula GPS, és un acrònim que prové de l’anglès </text:span><text:span text:style-name="T12">i el qual significa</text:span><text:span text:style-name="T4"> </text:span><text:span text:style-name="T12">(Global Positioning System, Sistema de Posicionament Global), el qual <text:s/>permetrà localitzar la sonda en tot moment i fer-ne un seguiment.</text:span></text:p>
      <text:p text:style-name="P10"><text:span text:style-name="T4">Aquest sistema, va ser creat i utilitzat pel Departament de Defensa dels Estats Units </text:span><text:span text:style-name="T18">en el context de la Guerra Freda </text:span><text:span text:style-name="T19">i</text:span><text:span text:style-name="T4"> amb aplicacions militars. Però als anys 80, aquest tecnologia es va posar a disposició de la població civil. </text:span><text:span text:style-name="T13">Està formada per 24 satèl·lits, tots ells Americans </text:span><text:span text:style-name="T16">(</text:span><text:span text:style-name="T15">NAVSTAR</text:span><text:span text:style-name="T16">)</text:span><text:span text:style-name="T13">, </text:span><text:span text:style-name="T15">els quals </text:span><text:span text:style-name="T16">estan distribuïts d’una manera específica </text:span><text:span text:style-name="T19">per</text:span><text:span text:style-name="T16"> la qual, sempre n’hi hagui com a mínim quatre dins el teu camp de visió</text:span><text:span text:style-name="T15"> </text:span><text:span text:style-name="T16">i</text:span><text:span text:style-name="T13"> els quals orbiten al voltant de la Terra amb una freqüència de 2 voltes al dia.</text:span><text:span text:style-name="T14"> </text:span><text:span text:style-name="T15">Per localitzar un punt en l’espai, aquests satèl·lits utilitzen </text:span><text:span text:style-name="T16">un mètode matemàtic i tècnic molt senzill anomenat trilateralació, </text:span><text:span text:style-name="T17">aquest mètode consisteix</text:span><text:span text:style-name="T19"> en...</text:span><text:span text:style-name="T17"> </text:span><text:span text:style-name="T3">*explicar tot el mecanisme de funcionament del GPS*</text:span><text:span text:style-name="T25">. Així doncs, un telèfon mòbil, no és res més que un repetidor de senyal GPS.</text:span></text:p>
      <text:p text:style-name="P11"><text:span text:style-name="T25">P</text:span><text:span text:style-name="T24">er evitar que aquesta tecnologia s’utilitzés en míssils balístics intercontinentals, es va establir un acord anomenat «Límit COCOM», aquest </text:span><text:span text:style-name="T26">desactiva el GPS en dos casos:</text:span></text:p>
      <text:list xml:id="list1496179939020949191" text:style-name="L1">
        <text:list-item>
          <text:p text:style-name="P12"><text:span text:style-name="T26">E</text:span><text:span text:style-name="T24">l mòbil es desplaci a una velocitat superior als 1900 km/h.</text:span></text:p>
        </text:list-item>
        <text:list-item>
          <text:p text:style-name="P12"><text:span text:style-name="T24">El mòbil es trobi a una altitud superior als 18 km.</text:span></text:p>
        </text:list-item>
      </text:list>
      <text:p text:style-name="P13"><text:span text:style-name="T24">Si alguna d’aquestes dues opcions es compleix, llavors el protocol d’anul·lació del GPS s’act</text:span><text:span text:style-name="T27">iva i la comunicació deixa de funciona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5T13:28:16.815000000</meta:creation-date>
    <dc:date>2017-08-27T20:33:55.072000000</dc:date>
    <meta:editing-duration>P1DT6H30M54S</meta:editing-duration>
    <meta:editing-cycles>29</meta:editing-cycles>
    <meta:generator>LibreOffice/5.1.3.2$Windows_x86 LibreOffice_project/644e4637d1d8544fd9f56425bd6cec110e49301b</meta:generator>
    <meta:document-statistic meta:table-count="2" meta:image-count="0" meta:object-count="0" meta:page-count="2" meta:paragraph-count="51" meta:word-count="851" meta:character-count="5024" meta:non-whitespace-character-count="4225"/>
  </office:meta>
</office:document-meta>
</file>